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ocalScopeImpl.put( PageLocal local ,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getDefaultValue( PageLocal local , Class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getIds( PageLocal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PageLocalScopeImpl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has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PageLocalScopeImpl( PageLocalScopeImpl toBeClon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LocalScopeImpl.delete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new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ocalScopeImpl.dupl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Impl.get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put( PageLocal local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has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resolve( PageLocal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ocalScopeImpl.createPage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Impl.get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ocalScopeImpl.delete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